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center" style:justify-single-word="false" fo:background-color="#c0c0c0" style:shadow="#808080 0.18cm 0.18cm">
        <style:background-image/>
      </style:paragraph-properties>
      <style:text-properties fo:font-size="18pt" fo:font-weight="bold" style:font-size-asian="18pt" style:font-weight-asian="bold" style:font-size-complex="18pt" style:font-weight-complex="bold"/>
    </style:style>
    <style:style style:name="P5" style:family="paragraph" style:parent-style-name="Standard" style:list-style-name="L1">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list-style-name="L3">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list-style-name="L4">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L6">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list-style-name="L4">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0" style:family="paragraph" style:parent-style-name="Standard" style:list-style-name="L1">
      <style:paragraph-properties fo:text-align="start" style:justify-single-word="false"/>
    </style:style>
    <style:style style:name="P11" style:family="paragraph" style:parent-style-name="Standard" style:list-style-name="L2">
      <style:paragraph-properties fo:text-align="start" style:justify-single-word="false"/>
    </style:style>
    <style:style style:name="P12" style:family="paragraph" style:parent-style-name="Standard">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list-style-name="L3">
      <style:paragraph-properties fo:text-align="start" style:justify-single-word="false"/>
      <style:text-properties style:text-underline-style="none" fo:font-weight="normal" style:font-weight-asian="normal" style:font-weight-complex="normal"/>
    </style:style>
    <style:style style:name="P14" style:family="paragraph" style:parent-style-name="Standard" style:list-style-name="L5">
      <style:paragraph-properties fo:text-align="start" style:justify-single-word="false"/>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ametrizzazione Pantografo PLC</text:p>
      <text:p text:style-name="P1"/>
      <text:p text:style-name="P1"/>
      <text:list xml:id="list35574918" text:style-name="L1">
        <text:list-item>
          <text:p text:style-name="P5">Ottimizzare i guadagni di tutti i potenziometri:</text:p>
          <text:p text:style-name="P10"><text:s/>ottenendo uno spostamento angolare o lineare che rispecchi il movimento effettivo, quindi muovere manualmente ogni singolo asse e verificare con il calibro (o metro se necessario) che lo spostamento rilevato dal PLC sia esattamente quello rilevato dallo strumento di misura. Per calcolare il guadagno è molto semplice, basta applicare questa semplice procedura:</text:p>
        </text:list-item>
      </text:list>
      <text:list xml:id="list35595022" text:style-name="L2">
        <text:list-item>
          <text:list>
            <text:list-item>
              <text:p text:style-name="P11">Spostare l'asse in un punto noto per esempio per l'allungamento braccio su una battuta meccanica e scriversi il valore della periferia PLC in quel punto che chiamiamo P1.</text:p>
            </text:list-item>
            <text:list-item>
              <text:p text:style-name="P11">Spostare l'asse su un altro punto e segnarsi il nuovo valore della periferia che chiamiamo P2.</text:p>
            </text:list-item>
            <text:list-item>
              <text:p text:style-name="P11">Rilevare con il calibro (o metro) lo spostamento effettuato che chimiamo S1. </text:p>
            </text:list-item>
            <text:list-item>
              <text:p text:style-name="P11">A questo punto bisogna applicare questa semplice formula per ottenere il guadagno. G=S1/(P1-P2).</text:p>
            </text:list-item>
            <text:list-item>
              <text:p text:style-name="P11">Ripetere questa procedura per tutti gli assi, chiaramente per quelli angolari non inseriremo lo spostamento misurato con il calibro ma un angolo misurato con il goniometro.</text:p>
            </text:list-item>
          </text:list>
        </text:list-item>
      </text:list>
      <text:p text:style-name="P2"/>
      <text:list xml:id="list35571929" text:style-name="L3">
        <text:list-item>
          <text:p text:style-name="P6">Azzerare tutti gli offset impostati:</text:p>
          <text:p text:style-name="P13">Mettere a 0 questi valori che imposteremo alla fine della procedura:</text:p>
          <text:list>
            <text:list-item>
              <text:p text:style-name="P13">"DB_Flange".ConfigAvv.LLub[1].R</text:p>
            </text:list-item>
            <text:list-item>
              <text:p text:style-name="P13">"DB_Flange".ConfigAvv.LLub[1].Angle</text:p>
            </text:list-item>
            <text:list-item>
              <text:p text:style-name="P13">"DB_Flange".ConfigAvv.LLub[2].R</text:p>
            </text:list-item>
            <text:list-item>
              <text:p text:style-name="P13">"DB_Flange".ConfigAvv.LLub[2].Angle</text:p>
            </text:list-item>
            <text:list-item>
              <text:p text:style-name="P13">"DB_Flange".ConfigAvv.CP.X</text:p>
            </text:list-item>
            <text:list-item>
              <text:p text:style-name="P13">"DB_Flange".ConfigAvv.CP.Y</text:p>
              <text:p text:style-name="P13"/>
            </text:list-item>
          </text:list>
        </text:list-item>
      </text:list>
      <text:list xml:id="list35573760" text:style-name="L4">
        <text:list-item>
          <text:p text:style-name="P7">Ottimizzare tutti gli offset:</text:p>
          <text:p text:style-name="P9"/>
          <text:p text:style-name="P9">Angolo braccio: <text:span text:style-name="T1">Posizionare l'asse rivolto in maniera perpendicolare a l'operatore, quindi parallelo alla protezione laterale. In questo punto impostare un'offset al fine di ottenere 270°. (questo valore può essere letto sulla DB di istanza <text:tab/>alla voce <text:s/>“FB_Posizione.AngoloBraccio” , verificare che muovendo l'asse verso destra l'angolo aumenti, se ciò non accade modificare il segno del guadagno.</text:span></text:p>
        </text:list-item>
      </text:list>
      <text:p text:style-name="P12"><text:tab/></text:p>
      <text:p text:style-name="P3"><text:span text:style-name="T1"><text:tab/></text:span>Angolo lubbering: <text:span text:style-name="T1">Ruotare il lubbering con la punta verso l'operatore con l'angolo braccio <text:tab/>posizionato nella posizine precedente (270°) come se fosse un prolungamento del braccio, in <text:tab/>questa posizione bisogna impostare 0° (questo valore può essere letto sulla DB di istanza <text:tab/>alla voce “ FB_Posizione.AngoloLubbering”.</text:span></text:p>
      <text:p text:style-name="P12"/>
      <text:p text:style-name="P3"><text:span text:style-name="T1"><text:tab/></text:span>Allungamento braccio: <text:span text:style-name="T1">Con l'asse tutto retratto bisogna ottenere una misura pari allo <text:tab/>spostamento dal fulcro di rotazione al centro di rotazione del lubbering. (circa 350mm).</text:span></text:p>
      <text:p text:style-name="P12"/>
      <text:p text:style-name="P3"><text:span text:style-name="T1"><text:tab/></text:span>Altezza braccio:<text:span text:style-name="T1"> Non influente ai fini del calcolo trigonometrico, impostare una misura <text:tab/>riferita al piano del banco.</text:span></text:p>
      <text:p text:style-name="P3"/>
      <text:p text:style-name="P3"><text:span text:style-name="T1"><text:tab/></text:span>Tavola rotante:<text:span text:style-name="T1"> Impostare a 0 la tavola quando il portapezzi è rivolto perfettamente verso di <text:tab/>noi e verificare che ruotando la tavola in senso orario ottengo valori negativi e viceversa.</text:span></text:p>
      <text:p text:style-name="P3"><text:soft-page-break/><text:span text:style-name="T1"><text:tab/></text:span>Spostamento asse dal fulcro di rotazione:<text:span text:style-name="T1"> Impostare questo valore fornito di solito <text:tab/>dall'ufficio meccanico (circa 30mm) nel campo “DB_Flange".ConfigAvv.L1.R” e stare <text:tab/><text:tab/>attenti al seguente parametro ("DB_Flange".ConfigAvv.L1.Angle) che può valere 90 o -90 <text:tab/>in base alla posizione dello <text:tab/><text:tab/>spostamento, se lo spostamento è verso destra <text:tab/>impostare +90 e viceversa, il parametro è </text:span></text:p>
      <text:p text:style-name="P12"><text:tab/>il seguente “"DB_Flange".ConfigAvv.L1.Angle”.</text:p>
      <text:p text:style-name="P12"/>
      <text:p text:style-name="P12"/>
      <text:list xml:id="list35658307" text:continue-list="list35571929" text:style-name="L3">
        <text:list-item>
          <text:p text:style-name="P6">Spostameto origine al centro del portapezzi:<text:span text:style-name="T2"> A questo punto dobbiamo impostare il nostro centro origine XY al centro del portapezzi, quindi meccanicamente dobbiamo trovare un sistema per portare il nostro centro di rotazione sul centro del portapezzi.</text:span></text:p>
          <text:p text:style-name="P13">Una volta posizionati in quel punto bobbiamo modificare i 2 seguenti offset:<text:tab/></text:p>
        </text:list-item>
      </text:list>
      <text:list xml:id="list35588846" text:style-name="L5">
        <text:list-item>
          <text:p text:style-name="P14">"DB_Flange".ConfigAvv.CP.X</text:p>
        </text:list-item>
        <text:list-item>
          <text:p text:style-name="P14">"DB_Flange".ConfigAvv.CP.Y<text:tab/></text:p>
        </text:list-item>
      </text:list>
      <text:p text:style-name="P12"><text:tab/>in modo da ottenere nei valori calcolati X0 e Y0.</text:p>
      <text:p text:style-name="P12"/>
      <text:list xml:id="list35584828" text:style-name="L6">
        <text:list-item>
          <text:p text:style-name="P8"><text:span text:style-name="T3">Impostazione lunghezza lubbering:</text:span><text:span text:style-name="T2"> Solo ora possiamo inserire i valori di lunghezza e di offset del lubbering, per il lubbering del coperchio inserire la distanza interasse dal centro di rotazione solitamente 65mm con offset 0, per il lubbering della staffa se presente inserire sempre la lunghezza (65 o 70mm) con offset 180°. Per esempio:</text:span></text:p>
        </text:list-item>
      </text:list>
      <text:p text:style-name="P12"><text:tab/>"DB_Flange".ConfigAvv.LLub[1].R=65</text:p>
      <text:p text:style-name="P12"><text:tab/>"DB_Flange".ConfigAvv.LLub[1].Angle=0</text:p>
      <text:p text:style-name="P12"><text:tab/>"DB_Flange".ConfigAvv.LLub[2].R=70</text:p>
      <text:p text:style-name="P12"><text:tab/>"DB_Flange".ConfigAvv.LLub[2].Angle=180</text:p>
      <text:p text:style-name="P12"/>
      <text:p text:style-name="P12"/>
      <text:p text:style-name="P12">Posizionarsi con il lubbering al centro del portapezzi e ruotare sia il polso che la tavola verificando che il punto calcolato rimanga sempre lo stesso.</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30T09:30:36.99</meta:creation-date>
    <dc:date>2012-05-30T15:52:23.56</dc:date>
    <meta:editing-duration>PT32M54S</meta:editing-duration>
    <meta:editing-cycles>9</meta:editing-cycles>
    <meta:generator>LibreOffice/3.5$Windows_x86 LibreOffice_project/235ab8a-3802056-4a8fed3-2d66ea8-e241b80</meta:generator>
    <meta:document-statistic meta:table-count="0" meta:image-count="0" meta:object-count="0" meta:page-count="2" meta:paragraph-count="36" meta:word-count="573" meta:character-count="3428" meta:non-whitespace-character-count="3542"/>
  </office:meta>
</office:document-meta>
</file>